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pitch="variable"/>
    <style:font-face style:name="Calibri1" svg:font-family="Calibri" style:font-family-generic="roman" style:font-pitch="variable"/>
    <style:font-face style:name="Calibri2" svg:font-family="Calibri" style:font-family-generic="system" style:font-pitch="variable"/>
    <style:font-face style:name="Courier New" svg:font-family="'Courier New'" style:font-adornments="Обычный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Roboto" svg:font-family="Roboto, apple-system, 'apple color emoji', BlinkMacSystemFont, 'Segoe UI', Roboto, Oxygen-Sans, Ubuntu, Cantarell, 'Helvetica Neue', sans-serif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apple-system" svg:font-family="apple-system, BlinkMacSystemFont, 'Segoe UI', Roboto, 'Helvetica Neue', Arial, 'Noto Sans', sans-serif, 'Apple Color Emoji', 'Segoe UI Emoji', 'Segoe UI Symbol', 'Noto Color Emoji'"/>
  </office:font-face-decls>
  <office:automatic-styles>
    <style:style style:name="P1" style:family="paragraph" style:parent-style-name="Standard" style:master-page-name="First_20_Page">
      <style:paragraph-properties style:page-number="auto"/>
      <style:text-properties officeooo:paragraph-rsid="000f7da2"/>
    </style:style>
    <style:style style:name="P2" style:family="paragraph" style:parent-style-name="Standard">
      <style:text-properties officeooo:paragraph-rsid="000f7da2"/>
    </style:style>
    <style:style style:name="P3" style:family="paragraph" style:parent-style-name="Standard">
      <style:paragraph-properties fo:text-align="center" style:justify-single-word="false"/>
      <style:text-properties officeooo:rsid="000d3a02" officeooo:paragraph-rsid="000f7da2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4pt" fo:font-weight="bold" officeooo:rsid="000d3a02" officeooo:paragraph-rsid="000f7da2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end" style:justify-single-word="false"/>
      <style:text-properties style:font-name="Times New Roman" fo:font-size="14pt" fo:font-weight="bold" officeooo:rsid="0014f96f" officeooo:paragraph-rsid="0014f96f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end" style:justify-single-word="false"/>
      <style:text-properties style:font-name="Times New Roman" fo:font-size="14pt" fo:language="en" fo:country="US" fo:font-weight="bold" officeooo:rsid="0014f96f" officeooo:paragraph-rsid="0014f96f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end" style:justify-single-word="false"/>
      <style:text-properties fo:font-variant="normal" fo:text-transform="none" fo:color="#000000" loext:opacity="100%" style:font-name="Times New Roman" fo:font-size="14pt" fo:letter-spacing="normal" fo:language="en" fo:country="US" fo:font-style="normal" fo:font-weight="bold" officeooo:rsid="0014f96f" officeooo:paragraph-rsid="0014f96f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justify" style:justify-single-word="false" fo:break-before="page"/>
      <style:text-properties style:font-name="Times New Roman" fo:font-size="16pt" officeooo:paragraph-rsid="00110054" style:font-size-asian="16pt" style:font-size-complex="16pt"/>
    </style:style>
    <style:style style:name="P9" style:family="paragraph" style:parent-style-name="Standard">
      <style:paragraph-properties fo:text-align="justify" style:justify-single-word="false"/>
      <style:text-properties style:font-name="Times New Roman" fo:font-size="14pt" officeooo:paragraph-rsid="00110054" style:font-size-asian="14pt" style:font-size-complex="14pt"/>
    </style:style>
    <style:style style:name="P10" style:family="paragraph" style:parent-style-name="Standard">
      <style:paragraph-properties fo:text-align="justify" style:justify-single-word="false"/>
      <style:text-properties style:font-name="Times New Roman" officeooo:paragraph-rsid="000f7da2"/>
    </style:style>
    <style:style style:name="P11" style:family="paragraph">
      <loext:graphic-properties draw:fill="solid" draw:fill-color="#a0a0a0"/>
      <style:paragraph-properties fo:text-align="center"/>
    </style:style>
    <style:style style:name="P12" style:family="paragraph" style:parent-style-name="Standard">
      <style:paragraph-properties fo:text-align="justify" style:justify-single-word="false"/>
      <style:text-properties style:font-name="Times New Roman" fo:font-size="16pt" officeooo:paragraph-rsid="000f7da2" style:font-size-asian="16pt" style:font-size-complex="16pt"/>
    </style:style>
    <style:style style:name="P13" style:family="paragraph" style:parent-style-name="Text_20_body">
      <style:paragraph-properties fo:text-align="justify" style:justify-single-word="false"/>
      <style:text-properties fo:font-variant="normal" fo:text-transform="none" fo:color="#212529" loext:opacity="100%" style:font-name="apple-system" fo:font-size="12pt" fo:letter-spacing="normal" fo:font-style="normal" fo:font-weight="normal" officeooo:paragraph-rsid="000f7da2"/>
    </style:style>
    <style:style style:name="P14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</style:style>
    <style:style style:name="P15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212529" loext:opacity="100%" style:font-name="Times New Roman" fo:font-size="14pt" fo:letter-spacing="normal" fo:font-style="normal" fo:font-weight="normal" style:font-size-asian="14pt" style:font-size-complex="14pt"/>
    </style:style>
    <style:style style:name="P16" style:family="paragraph" style:parent-style-name="Text_20_body">
      <style:paragraph-properties fo:text-align="justify" style:justify-single-word="false"/>
      <style:text-properties fo:font-variant="normal" fo:text-transform="none" fo:color="#212529" loext:opacity="100%" style:font-name="Times New Roman" fo:font-size="14pt" fo:letter-spacing="normal" fo:font-style="normal" fo:font-weight="normal" officeooo:paragraph-rsid="000f7da2" style:font-size-asian="14pt" style:font-size-complex="14pt"/>
    </style:style>
    <style:style style:name="P17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officeooo:paragraph-rsid="0012146c"/>
    </style:style>
    <style:style style:name="P18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212529" loext:opacity="100%" style:font-name="Times New Roman" fo:font-size="14pt" fo:letter-spacing="normal" fo:font-style="normal" fo:font-weight="normal" officeooo:paragraph-rsid="0012146c" style:font-size-asian="14pt" style:font-size-complex="14pt"/>
    </style:style>
    <style:style style:name="P19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212529" loext:opacity="100%" style:font-name="Times New Roman" fo:font-size="14pt" fo:letter-spacing="normal" fo:font-style="normal" fo:font-weight="normal" style:font-size-asian="14pt" style:font-size-complex="14pt"/>
    </style:style>
    <style:style style:name="P20" style:family="paragraph" style:parent-style-name="Standard">
      <style:paragraph-properties fo:text-align="justify" style:justify-single-word="false"/>
      <style:text-properties style:font-name="Times New Roman" fo:font-size="12pt" officeooo:paragraph-rsid="000f7da2" style:font-size-asian="12pt" style:font-size-complex="12pt"/>
    </style:style>
    <style:style style:name="P21" style:family="paragraph" style:parent-style-name="Standard" style:list-style-name="WWNum3">
      <style:paragraph-properties fo:text-align="justify" style:justify-single-word="false"/>
      <style:text-properties style:font-name="Times New Roman" fo:font-size="14pt" fo:font-weight="bold" officeooo:paragraph-rsid="000f7da2" style:font-size-asian="14pt" style:font-weight-asian="bold" style:font-size-complex="14pt" style:font-weight-complex="bold"/>
    </style:style>
    <style:style style:name="P22" style:family="paragraph" style:parent-style-name="Standard" style:list-style-name="WWNum3">
      <style:paragraph-properties fo:text-align="justify" style:justify-single-word="false"/>
      <style:text-properties style:font-name="Times New Roman" officeooo:paragraph-rsid="000f7da2"/>
    </style:style>
    <style:style style:name="P23" style:family="paragraph" style:parent-style-name="Standard">
      <style:paragraph-properties fo:text-align="justify" style:justify-single-word="false"/>
      <style:text-properties style:font-name="Times New Roman" fo:font-size="14pt" officeooo:paragraph-rsid="000f7da2" style:font-size-asian="14pt" style:font-size-complex="14pt"/>
    </style:style>
    <style:style style:name="P24" style:family="paragraph" style:parent-style-name="Standard" style:list-style-name="WWNum7">
      <style:paragraph-properties fo:text-align="justify" style:justify-single-word="false"/>
      <style:text-properties style:font-name="Times New Roman" fo:font-size="14pt" officeooo:paragraph-rsid="000f7da2" style:font-size-asian="14pt" style:font-size-complex="14pt"/>
    </style:style>
    <style:style style:name="P25" style:family="paragraph" style:parent-style-name="Standard">
      <style:text-properties style:font-name="Times New Roman" officeooo:paragraph-rsid="000f7da2"/>
    </style:style>
    <style:style style:name="P26" style:family="paragraph" style:parent-style-name="Standard">
      <style:text-properties style:font-name="Times New Roman" fo:font-size="16pt" fo:font-weight="bold" officeooo:paragraph-rsid="000f7da2" style:font-size-asian="16pt" style:font-weight-asian="bold" style:font-size-complex="16pt" style:font-weight-complex="bold"/>
    </style:style>
    <style:style style:name="P27" style:family="paragraph" style:parent-style-name="Standard">
      <style:text-properties style:font-name="Times New Roman" fo:font-size="12pt" officeooo:paragraph-rsid="000f7da2" style:font-size-asian="12pt" style:font-size-complex="12pt"/>
    </style:style>
    <style:style style:name="P28" style:family="paragraph" style:parent-style-name="Standard">
      <style:text-properties style:font-name="Times New Roman" fo:font-size="16pt" fo:language="en" fo:country="US" fo:font-weight="bold" officeooo:rsid="0012146c" officeooo:paragraph-rsid="0012146c" style:font-size-asian="16pt" style:font-weight-asian="bold" style:font-size-complex="16pt" style:font-weight-complex="bold"/>
    </style:style>
    <style:style style:name="P29" style:family="paragraph" style:parent-style-name="Standard">
      <style:text-properties officeooo:paragraph-rsid="0012146c"/>
    </style:style>
    <style:style style:name="P30" style:family="paragraph" style:parent-style-name="Standard">
      <style:paragraph-properties>
        <style:tab-stops>
          <style:tab-stop style:position="2.397cm"/>
        </style:tab-stops>
      </style:paragraph-properties>
      <style:text-properties officeooo:paragraph-rsid="0012146c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weight="bold" style:font-weight-asian="bold"/>
    </style:style>
    <style:style style:name="T4" style:family="text">
      <style:text-properties fo:color="#000000" loext:opacity="100%" style:font-name="Times New Roman" fo:font-size="14pt" fo:font-weight="bold" style:font-size-asian="14pt" style:font-weight-asian="bold" style:font-name-complex="Times New Roman1" style:font-weight-complex="bold"/>
    </style:style>
    <style:style style:name="T5" style:family="text">
      <style:text-properties fo:color="#000000" loext:opacity="100%" style:font-name-complex="Times New Roman1"/>
    </style:style>
    <style:style style:name="T6" style:family="text">
      <style:text-properties fo:language="en" fo:country="US"/>
    </style:style>
    <style:style style:name="T7" style:family="text">
      <style:text-properties fo:color="#000000" loext:opacity="100%" fo:language="en" fo:country="US" style:font-name-complex="Times New Roman1"/>
    </style:style>
    <style:style style:name="T8" style:family="text">
      <style:text-properties fo:language="en" fo:country="US" fo:font-weight="bold" officeooo:rsid="00110054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variant="normal" fo:text-transform="none" fo:color="#212529" loext:opacity="100%" fo:letter-spacing="normal" fo:font-style="normal" fo:font-weight="normal"/>
    </style:style>
    <style:style style:name="T11" style:family="text">
      <style:text-properties fo:language="ru" fo:country="RU" fo:font-weight="bold" officeooo:rsid="0012146c" style:font-weight-asian="bold" style:font-weight-complex="bold"/>
    </style:style>
    <style:style style:name="T12" style:family="text">
      <style:text-properties style:font-name="Times New Roman" fo:font-size="14pt" style:font-size-asian="14pt" style:font-size-complex="14pt"/>
    </style:style>
    <style:style style:name="T13" style:family="text">
      <style:text-properties fo:font-variant="normal" fo:text-transform="none" fo:color="#212529" loext:opacity="100%" style:font-name="Times New Roman" fo:font-size="14pt" fo:letter-spacing="normal" fo:font-style="normal" fo:font-weight="bold" officeooo:rsid="0011f851" style:font-size-asian="14pt" style:font-size-complex="14pt"/>
    </style:style>
    <style:style style:name="T14" style:family="text">
      <style:text-properties fo:font-variant="normal" fo:text-transform="none" fo:color="#212529" loext:opacity="100%" style:font-name="Times New Roman" fo:font-size="14pt" fo:letter-spacing="normal" fo:font-style="normal" fo:font-weight="bold" style:font-size-asian="14pt" style:font-size-complex="14pt"/>
    </style:style>
    <style:style style:name="T15" style:family="text">
      <style:text-properties officeooo:rsid="0011f851"/>
    </style:style>
    <style:style style:name="T16" style:family="text">
      <style:text-properties fo:language="ru" fo:country="RU" officeooo:rsid="0012146c"/>
    </style:style>
    <style:style style:name="T17" style:family="text">
      <style:text-properties fo:language="en" fo:country="US" officeooo:rsid="0012146c"/>
    </style:style>
    <style:style style:name="T18" style:family="text">
      <style:text-properties fo:font-variant="normal" fo:text-transform="none" fo:color="#212529" loext:opacity="100%" style:font-name="Times New Roman" fo:font-size="14pt" fo:letter-spacing="normal" fo:font-style="normal" fo:font-weight="normal" style:font-size-asian="14pt" style:font-size-complex="14pt"/>
    </style:style>
    <style:style style:name="T19" style:family="text">
      <style:text-properties fo:font-size="14pt" fo:language="en" fo:country="US" officeooo:rsid="0012146c" style:font-size-asian="14pt" style:font-size-complex="14pt"/>
    </style:style>
    <style:style style:name="T20" style:family="text">
      <style:text-properties fo:font-size="14pt" officeooo:rsid="0012146c" style:font-size-asian="14pt" style:font-size-complex="14pt"/>
    </style:style>
    <style:style style:name="T21" style:family="text">
      <style:text-properties fo:font-variant="normal" fo:text-transform="none" fo:color="#212529" loext:opacity="100%" style:font-name="Times New Roman" fo:font-size="14pt" fo:letter-spacing="normal" fo:language="en" fo:country="US" fo:font-style="normal" fo:font-weight="bold" officeooo:rsid="0012146c" style:font-size-asian="14pt" style:font-size-complex="14pt"/>
    </style:style>
    <style:style style:name="T22" style:family="text">
      <style:text-properties fo:font-variant="normal" fo:text-transform="none" fo:color="#212529" loext:opacity="100%" style:text-position="super 58%" style:font-name="Times New Roman" fo:font-size="14pt" fo:letter-spacing="normal" fo:language="en" fo:country="US" fo:font-style="normal" fo:font-weight="bold" officeooo:rsid="0012146c" style:font-size-asian="14pt" style:font-size-complex="14pt"/>
    </style:style>
    <style:style style:name="T23" style:family="text">
      <style:text-properties fo:font-weight="bold" officeooo:rsid="0012146c" style:font-weight-asian="bold" style:font-weight-complex="bold"/>
    </style:style>
    <style:style style:name="T24" style:family="text">
      <style:text-properties fo:font-weight="bold" officeooo:rsid="00110054" style:font-weight-asian="bold" style:font-weight-complex="bold"/>
    </style:style>
    <style:style style:name="T25" style:family="text">
      <style:text-properties officeooo:rsid="0013e8f4"/>
    </style:style>
    <style:style style:name="T26" style:family="text">
      <style:text-properties fo:language="ru" fo:country="RU" officeooo:rsid="0013e8f4"/>
    </style:style>
    <style:style style:name="T27" style:family="text">
      <style:text-properties fo:language="ru" fo:country="RU"/>
    </style:style>
    <style:style style:name="T28" style:family="text">
      <style:text-properties fo:color="#000000" loext:opacity="100%" style:font-name="Times New Roman" fo:font-size="14pt" fo:language="en" fo:country="US" officeooo:rsid="0012146c" style:font-size-asian="14pt" style:font-size-complex="14pt"/>
    </style:style>
    <style:style style:name="T29" style:family="text">
      <style:text-properties fo:font-variant="normal" fo:text-transform="none" fo:color="#000000" loext:opacity="100%" style:text-line-through-style="none" style:text-line-through-type="none" style:font-name="Times New Roman" fo:font-size="14pt" fo:letter-spacing="normal" fo:language="en" fo:country="US" fo:font-style="normal" style:text-underline-style="none" fo:font-weight="normal" officeooo:rsid="0012146c" style:text-blinking="false" fo:background-color="transparent" loext:char-shading-value="0" style:font-size-asian="14pt" style:font-size-complex="14pt"/>
    </style:style>
    <style:style style:name="gr1" style:family="graphic">
      <style:graphic-properties draw:stroke="none" svg:stroke-width="0cm" draw:fill="solid" draw:fill-color="#a0a0a0" draw:textarea-horizontal-align="center" draw:textarea-vertical-align="top" draw:auto-grow-height="false" fo:wrap-option="wrap" loext:decorative="false" fo:margin-left="0cm" fo:margin-right="0cm" fo:margin-top="0cm" fo:margin-bottom="0cm" style:run-through="foreground" style:wrap="none" style:vertical-pos="top" style:vertical-rel="baseline" style:horizontal-pos="center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 loext:marker-style-name="T1"><text:span text:style-name="T2"/></text:p>
      <text:p text:style-name="P2" loext:marker-style-name="T1"><text:span text:style-name="T2"/></text:p>
      <text:p text:style-name="P2" loext:marker-style-name="T1"><text:span text:style-name="T2"/></text:p>
      <text:p text:style-name="P2" loext:marker-style-name="T1"><text:span text:style-name="T2"/></text:p>
      <text:p text:style-name="P3" loext:marker-style-name="T3"><text:span text:style-name="T4">Исследовательский документ на тему</text:span></text:p>
      <text:p text:style-name="P3" loext:marker-style-name="T3"><text:span text:style-name="T4">«Восстановление цвета черно-белых изображений средствами машинного обучения»</text:span></text:p>
      <text:p text:style-name="P3" loext:marker-style-name="T3"><text:span text:style-name="T4"/></text:p>
      <text:p text:style-name="P3" loext:marker-style-name="T3"><text:span text:style-name="T4"/></text:p>
      <text:p text:style-name="P3" loext:marker-style-name="T3"><text:span text:style-name="T4"/></text:p>
      <text:p text:style-name="P3" loext:marker-style-name="T3"><text:span text:style-name="T4"/></text:p>
      <text:p text:style-name="P4">Команда: <text:span text:style-name="T5">«</text:span><text:span text:style-name="T6">Supertos Industries</text:span><text:span text:style-name="T7">»</text:span></text:p>
      <text:p text:style-name="P5">Глава команды: Жаворонков Никита Дмитриевич</text:p>
      <text:p text:style-name="P6">Telegram: @supertosofficial</text:p>
      <text:p text:style-name="P6"/>
      <text:p text:style-name="P7">Ментор: Лобанов Захар Олегович</text:p>
      <text:p text:style-name="P7">Telegram: @zak_1</text:p>
      <text:p text:style-name="P8"><text:span text:style-name="T8">1. </text:span><text:span text:style-name="T9">Обзор проекта</text:span></text:p>
      <text:p text:style-name="P9"><text:span text:style-name="T10"><text:tab/>Настоящее исследование посвящено разработке веб-платформы для автоматизированного восстановления цветовой информации в монохромных фотографиях с применением методов машинного обучения. Платформа имеет гибридную архитектуру, в которой динамическая обработка запросов пользователей, интеграция с разработанной нейросетевой моделью, а также управление данными реализованы с использованием Django. Статические ресурсы, включая мультимедийный контент и интерфейсные компоненты, обслуживаются отдельной инфраструктурой, включающей высокопроизводительные веб-серверы и систему управления контентом (CMS). Такой подход нацелен на оптимизацию производительности системы, разделение ответственности компонентов и обеспечение масштабируемости.</text:span> </text:p>
      <text:p text:style-name="P10"><draw:rect text:anchor-type="as-char" draw:z-index="0" draw:name="Фигура1" draw:style-name="gr1" draw:text-style-name="P11" svg:width="16.502cm" svg:height="0.054cm"><text:p/></draw:rect></text:p>
      <text:p text:style-name="P12"><text:span text:style-name="T8">2. </text:span><text:span text:style-name="T9">Анализ конкурентов </text:span><text:span text:style-name="T11">и существующих технических решений</text:span></text:p>
      <text:p text:style-name="P13"><text:span text:style-name="T1"><text:tab/></text:span><text:span text:style-name="T12">На рынке технологий обработки изображений представлен ряд решений, предлагающих автоматическое восстановление цветовой информации в монохромных изображениях. Для проведения сравнительного анализа рассмотрим основные конкурирующие продукты, структурированные по следующим параметрам: описание, сильные стороны, слабые стороны и целевая аудитория.</text:span></text:p>
      <text:p text:style-name="P14"><text:span text:style-name="Strong_20_Emphasis"><text:span text:style-name="T13">2.</text:span></text:span><text:span text:style-name="Strong_20_Emphasis"><text:span text:style-name="T14">1. DeOldify</text:span></text:span></text:p>
      <text:p text:style-name="P15"><text:tab/>Проект с открытым исходным кодом, разработанный с применением библиотек PyTorch и fastai. DeOldify специализируется на <text:span text:style-name="T15">окрашивания</text:span> монохромных фотографий и видеоматериалов, используя генеративно-состязательные сети (GAN). Обеспечивает высокое качество обработки изображений за счет применения GAN-моделей. Предоставляет доступность исходного кода, позволяющую осуществлять <text:span text:style-name="T15">настройку</text:span> и модификацию алгоритмов. Характеризуется высокими требованиями к вычислительным ресурсам, в частности, к наличию графического процессора (GPU), и требует значительного времени обработки при работе с изображениями большого разрешения. Целевая аудитория: исследователи в области компьютерного зрения, разработчики программного обеспечения и энтузиасты машинного обучения.</text:p>
      <text:p text:style-name="P14"><text:span text:style-name="Strong_20_Emphasis"><text:span text:style-name="T13">2.</text:span></text:span><text:span text:style-name="Strong_20_Emphasis"><text:span text:style-name="T14">2. Colourise.sg</text:span></text:span></text:p>
      <text:p text:style-name="P15"><text:soft-page-break/><text:tab/>Веб-сервис, разработанный правительством Сингапура, предоставляющий автоматическ<text:span text:style-name="T15">ое окрашивание</text:span> монохромных изображений. Обладает интуитивно понятным и простым в использовании веб-интерфейсом и обеспечивает оперативную обработку загружаемых изображений. Имеет закрытый исходный код, ограничивающий возможности модификации и анализа алгоритмов, а также устанавливает ограничения на размер загружаемых изображений. Целевая аудитория: широкий круг пользователей, включая лиц, не обладающих специализированными техническими навыками.</text:p>
      <text:p text:style-name="P14"><text:span text:style-name="Strong_20_Emphasis"><text:span text:style-name="T13">2.</text:span></text:span><text:span text:style-name="Strong_20_Emphasis"><text:span text:style-name="T14">3. MyHeritage InColor</text:span></text:span></text:p>
      <text:p text:style-name="P15"><text:tab/>Коммерческий продукт, интегрированный в платформу для создания генеалогических <text:span text:style-name="T15">деревьев</text:span> MyHeritage, предоставляющий возможность автоматического улучшения и раскрашивания архивных изображений. Обеспечивает интеграцию с другими инструментами платформы MyHeritage и предлагает автоматизированное улучшение и <text:span text:style-name="T15">окрашивание</text:span> архивных фотографий. Доступ к функциональности ограничен подпиской на сервис. Целевая аудитория: пользователи платформы MyHeritage, в том числе, лица, занимающиеся изучением семейной истории и генеалогией.</text:p>
      <text:p text:style-name="P15">Анализ конкурентных решений показывает, что существующие продукты, как правило, либо ориентированы на технически подготовленных пользователей (например, DeOldify), либо представляют собой коммерческие сервисы с ограниченной доступностью (например, Colourise.sg и MyHeritage InColor). Настоящий исследовательский проект ставит своей целью объединить высокое качество <text:span text:style-name="T15">окрашивания</text:span> изображений с простотой использования, обеспечивая доступность технологии для широкого круга пользователей.”</text:p>
      <text:p text:style-name="P10"><text:span text:style-name="T1"/></text:p>
      <text:p text:style-name="P10"><draw:rect text:anchor-type="as-char" draw:z-index="1" draw:name="Фигура2" draw:style-name="gr1" draw:text-style-name="P11" svg:width="16.502cm" svg:height="0.054cm"><text:p/></draw:rect></text:p>
      <text:p text:style-name="P12"><text:span text:style-name="T8">3. </text:span><text:span text:style-name="T9">Целевая аудитория и ее потребности</text:span></text:p>
      <text:p text:style-name="P16"><text:tab/>Целевая аудитория проекта включает следующие категории пользователей <text:span text:style-name="T16">и их потребности</text:span><text:span text:style-name="T17">:</text:span></text:p>
      <text:p text:style-name="P17"><text:span text:style-name="Strong_20_Emphasis"><text:span text:style-name="T14">1. Фотографы и реставраторы</text:span></text:span></text:p>
      <text:p text:style-name="P17"><text:span text:style-name="Strong_20_Emphasis"><text:span text:style-name="T14"><text:tab/></text:span></text:span><text:span text:style-name="T18">-Инструмент для автоматического раскрашивания старых изображений.</text:span></text:p>
      <text:p text:style-name="P18"><text:tab/>-Высокое качество восстановления цветов.</text:p>
      <text:p text:style-name="P18"><text:tab/>-Возможность обработки больших массивов изображений.</text:p>
      <text:p text:style-name="P17"><text:soft-page-break/><text:span text:style-name="Strong_20_Emphasis"><text:span text:style-name="T14">2. Историки и архивисты</text:span></text:span></text:p>
      <text:p text:style-name="P17"><text:span text:style-name="Strong_20_Emphasis"><text:span text:style-name="T14"><text:tab/></text:span></text:span><text:span text:style-name="T18">-Визуальное восстановление исторических документов и фотографий.</text:span></text:p>
      <text:p text:style-name="P18"><text:tab/>-Сохранение исторической точности и контекста при раскрашивании.</text:p>
      <text:p text:style-name="P17"><text:span text:style-name="Strong_20_Emphasis"><text:span text:style-name="T14">3. Обычные пользователи и энтузиасты</text:span></text:span></text:p>
      <text:p text:style-name="P17"><text:span text:style-name="Strong_20_Emphasis"><text:span text:style-name="T14"><text:tab/></text:span></text:span><text:span text:style-name="T18">-Простой и доступный инструмент для раскрашивания семейных <text:tab/><text:tab/> архивных фотографий.</text:span></text:p>
      <text:p text:style-name="P18"><text:tab/>-Быстрая обработка изображений.</text:p>
      <text:p text:style-name="P18"><text:tab/>-Возможность загружать и скачивать результаты через веб-интерфейс.</text:p>
      <text:p text:style-name="P17"><text:span text:style-name="Strong_20_Emphasis"><text:span text:style-name="T14">4. Творческие профессионалы (дизайнеры, художники)</text:span></text:span></text:p>
      <text:p text:style-name="P17"><text:span text:style-name="Strong_20_Emphasis"><text:span text:style-name="T14"><text:tab/></text:span></text:span><text:span text:style-name="T18">-Возможность настройки результата для использования в художественных <text:tab/> проектах.</text:span></text:p>
      <text:p text:style-name="P18"><text:tab/>-Инструменты для интеграции с другими приложениями (например, <text:tab/> <text:tab/> Photoshop).</text:p>
      <text:p text:style-name="P19">Проект ориентирован на различные категории пользователей, предлагая качественное и простое решение для автоматического раскрашивания изображений</text:p>
      <text:p text:style-name="P20"/>
      <text:p text:style-name="P10"><draw:rect text:anchor-type="as-char" draw:z-index="2" draw:name="Фигура3" draw:style-name="gr1" draw:text-style-name="P11" svg:width="16.502cm" svg:height="0.054cm"><text:p/></draw:rect></text:p>
      <text:p text:style-name="P12"><text:span text:style-name="T8">4. </text:span><text:span text:style-name="T9">Описание технологий, используемых в проекте</text:span></text:p>
      <text:list text:style-name="WWNum3">
        <text:list-item>
          <text:p text:style-name="P21">Frontend</text:p>
          <text:list>
            <text:list-item>
              <text:p text:style-name="P22"><text:span text:style-name="T2">HTML/CSS/JavaScript</text:span><text:span text:style-name="T1">: Для создания пользовательского интерфейса.</text:span></text:p>
            </text:list-item>
            <text:list-item>
              <text:p text:style-name="P22"><text:span text:style-name="T2">WordPress</text:span><text:span text:style-name="T1">: Платформа для хостинга и разработки сайта.</text:span></text:p>
            </text:list-item>
          </text:list>
        </text:list-item>
        <text:list-item>
          <text:p text:style-name="P21">Backend</text:p>
          <text:list>
            <text:list-item>
              <text:p text:style-name="P22"><text:span text:style-name="T2">Django</text:span><text:span text:style-name="T1">: Фреймворк для разработки серверной части приложения и API.</text:span></text:p>
            </text:list-item>
            <text:list-item>
              <text:p text:style-name="P22"><text:span text:style-name="T2">Gunicorn</text:span><text:span text:style-name="T1">: </text:span><text:span text:style-name="T19">A</text:span><text:span text:style-name="T1">SGI-сервер для запуска Django </text:span><text:span text:style-name="T20">приложения.</text:span></text:p>
            </text:list-item>
            <text:list-item>
              <text:p text:style-name="P22"><text:span text:style-name="T2">PostgreSQL</text:span><text:span text:style-name="T1">: Реляционная база данных для хранения информации о загруженных изображениях и результатах обработки.</text:span></text:p>
            </text:list-item>
          </text:list>
        </text:list-item>
        <text:list-item>
          <text:p text:style-name="P22"><text:soft-page-break/><text:span text:style-name="T2">Машинное обучение</text:span></text:p>
          <text:list>
            <text:list-item>
              <text:p text:style-name="P22"><text:span text:style-name="T2">TensorFlow/Keras</text:span><text:span text:style-name="T1">: Для создания и обучения модели машинного обучения, выполняющей раскраску изображений.</text:span></text:p>
            </text:list-item>
            <text:list-item>
              <text:p text:style-name="P22"><text:span text:style-name="T2">OpenCV</text:span><text:span text:style-name="T1">: Для обработки изображений перед передачей их в модель.</text:span></text:p>
            </text:list-item>
            <text:list-item>
              <text:p text:style-name="P22"><text:span text:style-name="T2">NumPy</text:span><text:span text:style-name="T1">: Для работы с данными изображений.</text:span></text:p>
            </text:list-item>
          </text:list>
        </text:list-item>
        <text:list-item>
          <text:p text:style-name="P21">DevOps и развертывание</text:p>
          <text:list>
            <text:list-item>
              <text:p text:style-name="P22"><text:span text:style-name="T2">Docker</text:span><text:span text:style-name="T1">: Контейнеризация приложения для упрощения развертывания.</text:span></text:p>
            </text:list-item>
            <text:list-item>
              <text:p text:style-name="P22"><text:span text:style-name="T2">Nginx</text:span><text:span text:style-name="T1">: Веб-сервер для обработки входящих запросов и раздачи статических файлов.</text:span></text:p>
            </text:list-item>
            <text:list-item>
              <text:p text:style-name="P22"><text:span text:style-name="T2">CI/CD</text:span><text:span text:style-name="T1">: Автоматизация процессов тестирования и развертывания с использованием GitHub Actions.</text:span></text:p>
            </text:list-item>
          </text:list>
        </text:list-item>
      </text:list>
      <text:p text:style-name="P10"><draw:rect text:anchor-type="as-char" draw:z-index="3" draw:name="Фигура4" draw:style-name="gr1" draw:text-style-name="P11" svg:width="16.502cm" svg:height="0.054cm"><text:p/></draw:rect></text:p>
      <text:p text:style-name="P12"><text:span text:style-name="T11">5</text:span><text:span text:style-name="T8">. </text:span><text:span text:style-name="T9">Описание и источники </text:span><text:span text:style-name="T11">наборов данных для обучения</text:span></text:p>
      <text:p text:style-name="P16">В процессе обучения модели машинного обучения будут задействованы следующие источники данных:</text:p>
      <text:p text:style-name="P17"><text:span text:style-name="Strong_20_Emphasis"><text:span text:style-name="T21">5.</text:span></text:span><text:span text:style-name="Strong_20_Emphasis"><text:span text:style-name="T14">1. ImageNet</text:span></text:span><text:span text:style-name="Strong_20_Emphasis"><text:span text:style-name="T22">[1]</text:span></text:span></text:p>
      <text:p text:style-name="P17"><text:span text:style-name="Strong_20_Emphasis"><text:span text:style-name="T14"><text:tab/>-Описание:</text:span></text:span><text:span text:style-name="T18"> Обширный набор изображений, предназначенный для <text:tab/> <text:tab/> обучения моделей машинного обучения.</text:span></text:p>
      <text:p text:style-name="P17"><text:span text:style-name="Strong_20_Emphasis"><text:span text:style-name="T18"><text:tab/></text:span></text:span><text:span text:style-name="Strong_20_Emphasis"><text:span text:style-name="T14">-Применение:</text:span></text:span><text:span text:style-name="T18"> Используется для предварительного обучения модели и <text:tab/> формирования ее базовой архитектуры.</text:span></text:p>
      <text:p text:style-name="P17"><text:span text:style-name="Strong_20_Emphasis"><text:span text:style-name="T21">5.</text:span></text:span><text:span text:style-name="Strong_20_Emphasis"><text:span text:style-name="T14">2. Flickr Historical Images</text:span></text:span><text:span text:style-name="Strong_20_Emphasis"><text:span text:style-name="T22">[2]</text:span></text:span></text:p>
      <text:p text:style-name="P17"><text:span text:style-name="Strong_20_Emphasis"><text:span text:style-name="T14"><text:tab/>-Описание:</text:span></text:span><text:span text:style-name="T18"> Коллекция старых монохромных фотографий с открытой <text:tab/> <text:tab/> лицензией.</text:span></text:p>
      <text:p text:style-name="P17"><text:span text:style-name="Strong_20_Emphasis"><text:span text:style-name="T18"><text:tab/></text:span></text:span><text:span text:style-name="Strong_20_Emphasis"><text:span text:style-name="T14">-Применение:</text:span></text:span><text:span text:style-name="T18"> Основной набор данных для обучения и тестирования <text:tab/> <text:tab/> разработанной модели.</text:span></text:p>
      <text:p text:style-name="P19">Применение комбинированного набора данных позволит достичь высокой точности и качества раскрашивания изображений с сохранением исторического контекста и деталей.</text:p>
      <text:p text:style-name="P23"/>
      <text:p text:style-name="P10"><text:soft-page-break/><draw:rect text:anchor-type="as-char" draw:z-index="4" draw:name="Фигура5" draw:style-name="gr1" draw:text-style-name="P11" svg:width="16.502cm" svg:height="0.054cm"><text:p/></draw:rect></text:p>
      <text:p text:style-name="P12"><text:span text:style-name="T23">6</text:span><text:span text:style-name="T24">. Цели</text:span><text:span text:style-name="T9"> проекта</text:span></text:p>
      <text:list text:style-name="WWNum7">
        <text:list-item>
          <text:p text:style-name="P24">Полностью функциональный веб-сайт на базе WordPress с простым и интуитивно понятным интерфейсом.</text:p>
        </text:list-item>
        <text:list-item>
          <text:p text:style-name="P24">Интегрированная модель машинного обучения для автоматической раскраски изображений.</text:p>
        </text:list-item>
        <text:list-item>
          <text:p text:style-name="P24">REST API для взаимодействия с сервером и обработки запросов.</text:p>
        </text:list-item>
        <text:list-item>
          <text:p text:style-name="P24">База данных для хранения информации о загруженных изображениях и результатах обработки.</text:p>
        </text:list-item>
        <text:list-item>
          <text:p text:style-name="P24">Автоматизированное развертывание с использованием Docker и CI/CD-пайплайнов.</text:p>
        </text:list-item>
      </text:list>
      <text:p text:style-name="P25"><draw:rect text:anchor-type="as-char" draw:z-index="5" draw:name="Фигура6" draw:style-name="gr1" draw:text-style-name="P11" svg:width="16.502cm" svg:height="0.054cm"><text:p/></draw:rect></text:p>
      <text:p text:style-name="P26"><text:span text:style-name="T25">7. </text:span>Схема взаимодействия компонентов:</text:p>
      <text:p text:style-name="P27">Пользователь → Web Browser → Nginx → Gunicorn → Django → ML Model → Database</text:p>
      <text:p text:style-name="P27"><text:s text:c="17"/>↑ <text:s text:c="11"/>| <text:s text:c="12"/>| <text:s text:c="9"/>↓</text:p>
      <text:p text:style-name="P27"><text:s text:c="11"/>Статические файлы <text:s text:c="2"/>| <text:s text:c="8"/>Обработка <text:s text:c="4"/>Media Files</text:p>
      <text:p text:style-name="P27"><text:s text:c="31"/>↘ <text:s text:c="9"/></text:p>
      <text:p text:style-name="P27"><text:s text:c="26"/>Результат → Web Browser</text:p>
      <text:p text:style-name="P28"><text:span text:style-name="T26">8.</text:span> <text:span text:style-name="T27">Источники</text:span></text:p>
      <text:p text:style-name="P29"><text:span text:style-name="T28">[1] - </text:span><text:a xlink:type="simple" xlink:href="https://www.image-net.org/" text:style-name="Internet_20_link" text:visited-style-name="Visited_20_Internet_20_Link"><text:span text:style-name="T6">https://www.image-net.org/</text:span></text:a></text:p>
      <text:p text:style-name="P30"><text:span text:style-name="T29">[2] - </text:span><text:a xlink:type="simple" xlink:href="https://www.flickr.com/" text:style-name="Internet_20_link" text:visited-style-name="Visited_20_Internet_20_Link"><text:span text:style-name="T6">https://www.flickr.com/</text:span></text:a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pitch="variable"/>
    <style:font-face style:name="Calibri1" svg:font-family="Calibri" style:font-family-generic="roman" style:font-pitch="variable"/>
    <style:font-face style:name="Calibri2" svg:font-family="Calibri" style:font-family-generic="system" style:font-pitch="variable"/>
    <style:font-face style:name="Courier New" svg:font-family="'Courier New'" style:font-adornments="Обычный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Roboto" svg:font-family="Roboto, apple-system, 'apple color emoji', BlinkMacSystemFont, 'Segoe UI', Roboto, Oxygen-Sans, Ubuntu, Cantarell, 'Helvetica Neue', sans-serif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apple-system" svg:font-family="apple-system, BlinkMacSystemFont, 'Segoe UI', Roboto, 'Helvetica Neue', Arial, 'Noto Sans', sans-serif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1" fo:font-size="11pt" fo:language="ru" fo:country="RU" style:letter-kerning="true" style:font-name-asian="Calibri2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49cm" style:writing-mode="page"/>
      <style:text-properties style:use-window-font-color="true" loext:opacity="0%" style:font-name="Calibri1" fo:font-size="11pt" fo:language="ru" fo:country="RU" style:letter-kerning="true" style:font-name-asian="Calibri2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ListLabel_20_1" style:display-name="ListLabel 1" style:family="text"/>
    <style:style style:name="ListLabel_20_2" style:display-name="ListLabel 2" style:family="text">
      <style:text-properties style:font-name="Calibri" fo:font-family="Calibri" style:font-pitch="variable" fo:font-size="10pt" style:font-size-asian="10pt"/>
    </style:style>
    <style:style style:name="ListLabel_20_3" style:display-name="ListLabel 3" style:family="text">
      <style:text-properties style:font-name="Calibri" fo:font-family="Calibri" style:font-pitch="variable" fo:font-size="10pt" style:font-size-asian="10pt"/>
    </style:style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style:font-name="Calibri" fo:font-family="Calibri" style:font-pitch="variable" fo:font-size="10pt" style:font-size-asian="10pt"/>
    </style:style>
    <style:style style:name="ListLabel_20_12" style:display-name="ListLabel 12" style:family="text">
      <style:text-properties style:font-name="Calibri" fo:font-family="Calibri" style:font-pitch="variable" fo:font-size="10pt" style:font-size-asian="10pt"/>
    </style:style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>
      <style:text-properties style:font-name="Calibri" fo:font-family="Calibri" style:font-pitch="variable" fo:font-size="10pt" style:font-size-asian="10pt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>
      <style:text-properties style:font-name="Calibri1" fo:font-family="Calibri" style:font-family-generic="roman" style:font-pitch="variable" fo:font-size="10pt" style:font-size-asian="10pt"/>
    </style:style>
    <style:style style:name="ListLabel_20_38" style:display-name="ListLabel 38" style:family="text">
      <style:text-properties style:font-name="Calibri" fo:font-family="Calibri" style:font-pitch="variable" fo:font-size="10pt" style:font-size-asian="10pt"/>
    </style:style>
    <style:style style:name="ListLabel_20_39" style:display-name="ListLabel 39" style:family="text">
      <style:text-properties style:font-name="Calibri" fo:font-family="Calibri" style:font-pitch="variable" fo:font-size="10pt" style:font-size-asian="10pt"/>
    </style:style>
    <style:style style:name="ListLabel_20_40" style:display-name="ListLabel 40" style:family="text">
      <style:text-properties style:font-name="Calibri" fo:font-family="Calibri" style:font-pitch="variable" fo:font-size="10pt" style:font-size-asian="10pt"/>
    </style:style>
    <style:style style:name="ListLabel_20_41" style:display-name="ListLabel 41" style:family="text">
      <style:text-properties style:font-name="Calibri" fo:font-family="Calibri" style:font-pitch="variable" fo:font-size="10pt" style:font-size-asian="10pt"/>
    </style:style>
    <style:style style:name="ListLabel_20_42" style:display-name="ListLabel 42" style:family="text">
      <style:text-properties style:font-name="Calibri" fo:font-family="Calibri" style:font-pitch="variable" fo:font-size="10pt" style:font-size-asian="10pt"/>
    </style:style>
    <style:style style:name="ListLabel_20_43" style:display-name="ListLabel 43" style:family="text">
      <style:text-properties style:font-name="Calibri" fo:font-family="Calibri" style:font-pitch="variable" fo:font-size="10pt" style:font-size-asian="10pt"/>
    </style:style>
    <style:style style:name="ListLabel_20_44" style:display-name="ListLabel 44" style:family="text">
      <style:text-properties style:font-name="Calibri" fo:font-family="Calibri" style:font-pitch="variable" fo:font-size="10pt" style:font-size-asian="10pt"/>
    </style:style>
    <style:style style:name="ListLabel_20_45" style:display-name="ListLabel 45" style:family="text">
      <style:text-properties style:font-name="Calibri" fo:font-family="Calibri" style:font-pitch="variable" fo:font-size="10pt" style:font-size-asian="10pt"/>
    </style:style>
    <style:style style:name="ListLabel_20_46" style:display-name="ListLabel 46" style:family="text"/>
    <style:style style:name="ListLabel_20_47" style:display-name="ListLabel 47" style:family="text">
      <style:text-properties style:font-name="Calibri" fo:font-family="Calibri" style:font-pitch="variable" fo:font-size="10pt" style:font-size-asian="10pt"/>
    </style:style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>
      <style:text-properties fo:font-size="14pt" style:font-size-asian="14pt" style:font-size-complex="14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number text:level="3" text:style-name="ListLabel_20_21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9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30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32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33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4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4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4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number text:level="3" text:style-name="ListLabel_20_48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50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51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53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54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56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57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59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60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62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63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Standard">
      <style:paragraph-properties fo:text-align="center" style:justify-single-word="false"/>
      <style:text-properties officeooo:paragraph-rsid="000f7da2"/>
    </style:style>
    <style:style style:name="MP2" style:family="paragraph" style:parent-style-name="Footer">
      <style:paragraph-properties fo:text-align="center" style:justify-single-word="false"/>
      <style:text-properties style:font-name="Times New Roman" fo:font-size="14pt" fo:font-weight="bold" officeooo:rsid="000f7da2" officeooo:paragraph-rsid="000f7da2" style:font-size-asian="14pt" style:font-weight-asian="bold" style:font-size-complex="14pt" style:font-weight-complex="bold"/>
    </style:style>
    <style:style style:name="MP3" style:family="paragraph" style:parent-style-name="Standard">
      <style:paragraph-properties fo:text-align="center" style:justify-single-word="false"/>
      <style:text-properties fo:font-weight="bold" officeooo:paragraph-rsid="000f7da2" style:font-weight-asian="bold"/>
    </style:style>
    <style:style style:name="MP4" style:family="paragraph" style:parent-style-name="Standard">
      <style:paragraph-properties fo:text-align="center" style:justify-single-word="false"/>
      <style:text-properties fo:color="#000000" loext:opacity="100%" style:font-name="Times New Roman" fo:font-weight="bold" officeooo:paragraph-rsid="000f7da2" style:font-weight-asian="bold" style:font-name-complex="Times New Roman1" style:font-size-complex="12pt"/>
    </style:style>
    <style:style style:name="MP5" style:family="paragraph" style:parent-style-name="Standard">
      <style:paragraph-properties fo:text-align="center" style:justify-single-word="false"/>
      <style:text-properties fo:color="#000000" loext:opacity="100%" style:font-name="Times New Roman" fo:font-size="14pt" fo:font-weight="bold" officeooo:paragraph-rsid="000f7da2" style:font-size-asian="14pt" style:font-weight-asian="bold" style:font-name-complex="Times New Roman1" style:font-weight-complex="bold"/>
    </style:style>
    <style:style style:name="MP6" style:family="paragraph" style:parent-style-name="Footer">
      <style:paragraph-properties fo:text-align="center" style:justify-single-word="false"/>
      <style:text-properties style:font-name="Times New Roman" fo:font-size="14pt" fo:font-weight="bold" officeooo:rsid="00110054" officeooo:paragraph-rsid="00110054" style:font-size-asian="14pt" style:font-weight-asian="bold" style:font-size-complex="14pt" style:font-weight-complex="bold"/>
    </style:style>
    <style:style style:name="MP7" style:family="paragraph" style:parent-style-name="Footer">
      <style:paragraph-properties fo:text-align="center" style:justify-single-word="false"/>
      <style:text-properties style:font-name="Times New Roman" fo:font-size="14pt" style:font-size-asian="14pt" style:font-size-complex="14pt"/>
    </style:style>
    <style:style style:name="MT1" style:family="text">
      <style:text-properties fo:color="#000000" loext:opacity="100%" style:font-name="Times New Roman" fo:font-size="14pt" fo:font-weight="bold" style:font-size-asian="14pt" style:font-weight-asian="bold" style:font-name-complex="Times New Roman1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 style:next-style-name="First_20_Page">
      <style:header>
        <text:p text:style-name="MP1"><text:span text:style-name="MT1"/></text:p>
      </style:header>
      <style:footer>
        <text:p text:style-name="MP2">Москва</text:p>
        <text:p text:style-name="MP2">2024</text:p>
      </style:footer>
    </style:master-page>
    <style:master-page style:name="First_20_Page" style:display-name="First Page" style:page-layout-name="Mpm2" draw:style-name="Mdp1" style:next-style-name="Left_20_Page">
      <style:header>
        <text:p text:style-name="MP3">ФЕДЕРАЛЬНОЕ ГОСУДАРСТВЕННОЕ БЮДЖЕТНОЕ ОБРАЗОВАТЕЛЬНОЕ УЧРЕЖДЕНИЕ ВЫСШЕГО ОБРАЗОВАНИЯ</text:p>
        <text:p text:style-name="MP4">«МОСКОВСКИЙ АВИАЦИОННЫЙ ИНСТИТУТ</text:p>
        <text:p text:style-name="MP5">(НАЦИОНАЛЬНЫЙ ИССЛЕДОВАТЕЛЬСКИЙ УНИВЕРСИТЕТ)»</text:p>
      </style:header>
      <style:footer>
        <text:p text:style-name="MP6">Москва</text:p>
        <text:p text:style-name="MP6">2024</text:p>
      </style:footer>
    </style:master-page>
    <style:master-page style:name="Index" style:page-layout-name="Mpm3" draw:style-name="Mdp1">
      <style:header>
        <text:p text:style-name="Header"/>
      </style:header>
    </style:master-page>
    <style:master-page style:name="Left_20_Page" style:display-name="Left Page" style:page-layout-name="Mpm4" draw:style-name="Mdp1">
      <style:footer>
        <text:p text:style-name="MP7"><text:bookmark-start text:name="PageNumWizard_FOOTER_Левая страница2"/><text:page-number text:select-page="current">10</text:page-number><text:bookmark-end text:name="PageNumWizard_FOOTER_Левая страница2"/></text:p>
      </style:footer>
    </style:master-page>
    <style:master-page style:name="Right_20_Page" style:display-name="Right Page" style:page-layout-name="Mpm5" draw:style-name="Mdp1" style:next-style-name="Left_20_Page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Николай Караткевич</meta:initial-creator>
    <meta:editing-cycles>5</meta:editing-cycles>
    <meta:creation-date>2024-12-18T12:43:00</meta:creation-date>
    <dc:date>2024-12-18T17:26:38.839000000</dc:date>
    <meta:editing-duration>PT7M46S</meta:editing-duration>
    <meta:generator>LibreOffice/24.8.3.2$Windows_X86_64 LibreOffice_project/48a6bac9e7e268aeb4c3483fcf825c94556d9f92</meta:generator>
    <meta:document-statistic meta:table-count="0" meta:image-count="0" meta:object-count="0" meta:page-count="10" meta:paragraph-count="89" meta:word-count="822" meta:character-count="7422" meta:non-whitespace-character-count="6518"/>
    <meta:user-defined meta:name="AppVersion">16.0000</meta:user-defined>
    <meta:template xlink:type="simple" xlink:actuate="onRequest" xlink:title="Normal.dotm" xlink:href=""/>
  </office:meta>
</office:document-meta>
</file>